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sub 58%" style:font-name="Times New Roman1" fo:font-size="12pt" style:font-name-asian="Times New Roman1" style:font-size-asian="10.5pt" style:font-name-complex="Times New Roman1" style:font-size-complex="12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imes New Roman1" fo:font-size="12pt" style:font-name-asian="Times New Roman1" style:font-size-asian="10.5pt" style:font-name-complex="Times New Roman1" style:font-size-complex="12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font-size="12pt" officeooo:rsid="001ce133" officeooo:paragraph-rsid="001ce133" style:font-size-asian="10.5pt" style:font-size-complex="12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font-size="12pt" style:font-size-asian="10.5pt" style:font-size-complex="12pt"/>
    </style:style>
    <style:style style:name="P5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text-position="sub 58%" style:font-name="Times New Roman1" fo:font-size="12pt" style:font-name-asian="Times New Roman1" style:font-size-asian="10.5pt" style:font-name-complex="Times New Roman1" style:font-size-complex="12pt"/>
    </style:style>
    <style:style style:name="P6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text-position="0% 100%" style:font-name="Times New Roman1" fo:font-size="12pt" style:font-name-asian="Times New Roman1" style:font-size-asian="10.5pt" style:font-name-complex="Times New Roman1" style:font-size-complex="12pt"/>
    </style:style>
    <style:style style:name="P7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text-position="0% 100%" fo:font-size="12pt" style:font-size-asian="10.5pt" style:font-size-complex="12pt"/>
    </style:style>
    <style:style style:name="P8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fo:font-size="24pt" style:font-size-asian="24pt" style:font-size-complex="24pt"/>
    </style:style>
    <style:style style:name="P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fo:font-size="24pt" officeooo:rsid="001ce133" style:font-size-asian="24pt" style:font-size-complex="24pt"/>
    </style:style>
    <style:style style:name="P10" style:family="paragraph" style:parent-style-name="Standard">
      <style:paragraph-properties fo:margin-left="-0.0138in" fo:margin-right="0in" fo:text-align="justify" style:justify-single-word="false" fo:text-indent="0in" style:auto-text-indent="false"/>
      <style:text-properties style:text-position="0% 100%" style:font-name="Times New Roman1" fo:font-size="12pt" style:font-name-asian="Times New Roman1" style:font-size-asian="10.5pt" style:font-name-complex="Times New Roman1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font-name="Times New Roman1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elligent Diet Arrangement System</text:p>
      <text:p text:style-name="P9"/>
      <text:p text:style-name="P3">The project aims to generate a healthy weekly menu for a person according to his/her personal profile, which includes age, gender, height, weight and age.</text:p>
      <text:p text:style-name="P3"/>
      <text:p text:style-name="P4">A={n,c,f,p,fa,ca,v,v<text:span text:style-name="T1">2</text:span>,v<text:span text:style-name="T1">3</text:span>,v<text:span text:style-name="T1">4</text:span>,v<text:span text:style-name="T1">5</text:span>,v<text:span text:style-name="T1">6</text:span>,v<text:span text:style-name="T1">7</text:span>,m,m<text:span text:style-name="T1">2</text:span>,m<text:span text:style-name="T1">3</text:span>,m<text:span text:style-name="T1">4</text:span>,m<text:span text:style-name="T1">5</text:span>,m<text:span text:style-name="T1">6</text:span>,m<text:span text:style-name="T1">7</text:span>,m<text:span text:style-name="T1">8</text:span>,m<text:span text:style-name="T1">9</text:span>,m<text:span text:style-name="T1">10</text:span>,m<text:span text:style-name="T1">11</text:span>,m<text:span text:style-name="T1">12</text:span>,m<text:span text:style-name="T1">13</text:span>,m<text:span text:style-name="T1">14</text:span>,m<text:span text:style-name="T1">15</text:span>,m<text:span text:style-name="T1">16</text:span>,m<text:span text:style-name="T1">17</text:span>}</text:p>
      <text:p text:style-name="P4">M={a,a<text:span text:style-name="T1">2</text:span>,....,a<text:span text:style-name="T1">n</text:span>}</text:p>
      <text:p text:style-name="P4"/>
      <text:p text:style-name="P4">n-number of food types;</text:p>
      <text:p text:style-name="P4">6 <text:span text:style-name="T3">≤ </text:span>n <text:span text:style-name="T3">≤</text:span>10</text:p>
      <text:p text:style-name="P4"/>
      <text:p text:style-name="P4">C<text:span text:style-name="T1">min </text:span><text:span text:style-name="T3">≤ c</text:span><text:span text:style-name="T2">1</text:span><text:span text:style-name="T3">+c</text:span><text:span text:style-name="T2">2</text:span><text:span text:style-name="T3">+...+c</text:span><text:span text:style-name="T2">n </text:span><text:span text:style-name="T3">≤ C</text:span><text:span text:style-name="T2">max</text:span></text:p>
      <text:p text:style-name="P1"/>
      <text:p text:style-name="P4">F<text:span text:style-name="T1">min </text:span><text:span text:style-name="T3">≤ f</text:span><text:span text:style-name="T2">1</text:span><text:span text:style-name="T3">+f</text:span><text:span text:style-name="T2">2</text:span><text:span text:style-name="T3">+...+f</text:span><text:span text:style-name="T2">n </text:span><text:span text:style-name="T3">≤ F</text:span><text:span text:style-name="T2">max</text:span></text:p>
      <text:p text:style-name="P5"><text:tab/></text:p>
      <text:p text:style-name="P7"><text:span text:style-name="T2"><text:tab/></text:span><text:span text:style-name="T3">P</text:span><text:span text:style-name="T2">min </text:span><text:span text:style-name="T3">≤ p</text:span><text:span text:style-name="T2">1</text:span><text:span text:style-name="T3">+p</text:span><text:span text:style-name="T2">2</text:span><text:span text:style-name="T3">+...+p</text:span><text:span text:style-name="T2">n </text:span><text:span text:style-name="T3">≤ P</text:span><text:span text:style-name="T2">max</text:span></text:p>
      <text:p text:style-name="P5"/>
      <text:p text:style-name="P7"><text:span text:style-name="T2"><text:tab/></text:span><text:span text:style-name="T3">Fa</text:span><text:span text:style-name="T2">min </text:span><text:span text:style-name="T3">≤ fa</text:span><text:span text:style-name="T2">1</text:span><text:span text:style-name="T3">+fa</text:span><text:span text:style-name="T2">2</text:span><text:span text:style-name="T3">+...+fa</text:span><text:span text:style-name="T2">n </text:span><text:span text:style-name="T3">≤ Fa</text:span><text:span text:style-name="T2">max</text:span></text:p>
      <text:p text:style-name="P5"/>
      <text:p text:style-name="P7"><text:span text:style-name="T2"><text:tab/></text:span><text:span text:style-name="T3">Ca</text:span><text:span text:style-name="T2">min </text:span><text:span text:style-name="T3">≤ ca</text:span><text:span text:style-name="T2">1</text:span><text:span text:style-name="T3">+ca</text:span><text:span text:style-name="T2">2</text:span><text:span text:style-name="T3">+...+ca</text:span><text:span text:style-name="T2">n </text:span><text:span text:style-name="T3">≤ Ca</text:span><text:span text:style-name="T2">max</text:span></text:p>
      <text:p text:style-name="P5"/>
      <text:p text:style-name="P7"><text:span text:style-name="T2"><text:tab/></text:span><text:span text:style-name="T3">V1</text:span><text:span text:style-name="T2">min </text:span><text:span text:style-name="T3">≤ v1</text:span><text:span text:style-name="T2">1</text:span><text:span text:style-name="T3">+v1</text:span><text:span text:style-name="T2">2</text:span><text:span text:style-name="T3">+...+v1</text:span><text:span text:style-name="T2">n </text:span><text:span text:style-name="T3">≤ V1</text:span><text:span text:style-name="T2">max</text:span></text:p>
      <text:p text:style-name="P5"><text:tab/>….</text:p>
      <text:p text:style-name="P7"><text:span text:style-name="T2"><text:tab/></text:span><text:span text:style-name="T3">M</text:span><text:span text:style-name="T2">min </text:span><text:span text:style-name="T3">≤ m</text:span><text:span text:style-name="T2">1</text:span><text:span text:style-name="T3">+m</text:span><text:span text:style-name="T2">2</text:span><text:span text:style-name="T3">+...+m</text:span><text:span text:style-name="T2">n </text:span><text:span text:style-name="T3">≤ M</text:span><text:span text:style-name="T2">max</text:span></text:p>
      <text:p text:style-name="P5"/>
      <text:p text:style-name="P7"><text:span text:style-name="T2"><text:tab/></text:span><text:span text:style-name="T3">C</text:span><text:span text:style-name="T2">min </text:span><text:span text:style-name="T3">= bmr*index</text:span></text:p>
      <text:p text:style-name="P6"/>
      <text:p text:style-name="P7"><text:span text:style-name="T3"><text:tab/>Fa</text:span><text:span text:style-name="T2">min </text:span><text:span text:style-name="T3">= 90%Fa<text:tab/><text:tab/><text:tab/><text:tab/>Fa</text:span><text:span text:style-name="T2">max </text:span><text:span text:style-name="T3">= 110%Fa</text:span></text:p>
      <text:p text:style-name="P6"/>
      <text:p text:style-name="P7"><text:span text:style-name="T3"><text:tab/>Ca</text:span><text:span text:style-name="T2">min </text:span><text:span text:style-name="T3">= 90%Ca<text:tab/><text:tab/><text:tab/>Ca</text:span><text:span text:style-name="T2">max </text:span><text:span text:style-name="T3">= 110%Ca</text:span></text:p>
      <text:p text:style-name="P6"><text:tab/></text:p>
      <text:p text:style-name="P7"><text:span text:style-name="T3"><text:tab/>P</text:span><text:span text:style-name="T2">min </text:span><text:span text:style-name="T3">= 90%P<text:tab/><text:tab/><text:tab/><text:tab/>P</text:span><text:span text:style-name="T2">max </text:span><text:span text:style-name="T3">= 110%P</text:span></text:p>
      <text:p text:style-name="P6"><text:tab/></text:p>
      <text:p text:style-name="P7"><text:span text:style-name="T3"><text:tab/>F</text:span><text:span text:style-name="T2">min </text:span><text:span text:style-name="T3">= 90%F<text:tab/><text:tab/><text:tab/><text:tab/>F</text:span><text:span text:style-name="T2">max </text:span><text:span text:style-name="T3">= 110%F</text:span></text:p>
      <text:p text:style-name="P6"/>
      <text:p text:style-name="P6"/>
      <text:p text:style-name="P6"><text:tab/>Lunch: </text:p>
      <text:p text:style-name="P10"><text:tab/>-ciorbe</text:p>
      <text:p text:style-name="P10"><text:tab/>-needs-side dish &amp; is not side dish +is side dish </text:p>
      <text:p text:style-name="P10"><text:tab/>-doesn't need side-dish &amp; is not side-dish</text:p>
      <text:p text:style-name="P10"><text:tab/>-desert:</text:p>
      <text:p text:style-name="P10"><text:tab/><text:tab/>-fructe</text:p>
      <text:p text:style-name="P10"><text:tab/><text:tab/>-dulciuri</text:p>
      <text:p text:style-name="P10"/>
      <text:p text:style-name="P10"/>
      <text:p text:style-name="P10">Dinner:</text:p>
      <text:p text:style-name="P10"><text:tab/>-needs-side dish &amp; is not side dish +is side dish </text:p>
      <text:p text:style-name="P10"><text:soft-page-break/><text:tab/>-doesn't need side-dish &amp; is not side-dish</text:p>
      <text:p text:style-name="P10"/>
      <text:p text:style-name="P10"/>
      <text:p text:style-name="P10">Food items:</text:p>
      <text:p text:style-name="P2"><text:tab/>-max 1 per meal:</text:p>
      <text:p text:style-name="P2"><text:tab/><text:tab/>-soups (Table: Ciorbe)</text:p>
      <text:p text:style-name="P2"><text:tab/><text:tab/>-guilty_pleasures (Table:Guilty_pleasures)</text:p>
      <text:p text:style-name="P10"><text:tab/><text:tab/>-drinks (Table: Bauturi)</text:p>
      <text:p text:style-name="P10"><text:tab/><text:tab/>-sweets (Table: Dulciuri)</text:p>
      <text:p text:style-name="P10"><text:tab/>-1-5 pe meal:</text:p>
      <text:p text:style-name="P10"><text:tab/><text:tab/>-dairy (Table: Lactate)</text:p>
      <text:p text:style-name="P10"><text:tab/><text:tab/>-eggs <text:s/>(Table: Oua)</text:p>
      <text:p text:style-name="P10"><text:tab/><text:tab/>-fruits (Table: Fructe)</text:p>
      <text:p text:style-name="P10"><text:tab/><text:tab/>-cereals (Table: Cereale)</text:p>
      <text:p text:style-name="P10"><text:tab/>-indefinite:</text:p>
      <text:p text:style-name="P10"><text:tab/><text:tab/>-vegetables (Table: Legume)</text:p>
      <text:p text:style-name="P10"><text:tab/><text:tab/>-meats (Table: Preparate_carne)</text:p>
      <text:p text:style-name="P10"><text:tab/><text:tab/>-non-meat products (Table:Preparate_fara_carne)</text:p>
      <text:p text:style-name="P10"/>
      <text:p text:style-name="P10">Calories = 4* carbs + 9* fats + 4* proteins</text:p>
      <text:p text:style-name="P10"/>
      <text:p text:style-name="P10"/>
      <text:p text:style-name="P10"><text:tab/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2:55:24.64</meta:creation-date>
    <dc:date>2014-06-02T16:42:00.161935129</dc:date>
    <meta:editing-duration>PT1H16M23S</meta:editing-duration>
    <meta:editing-cycles>9</meta:editing-cycles>
    <meta:generator>LibreOffice/4.1.3.2$Linux_X86_64 LibreOffice_project/410m0$Build-2</meta:generator>
    <dc:creator>Andreea </dc:creator>
    <meta:document-statistic meta:table-count="0" meta:image-count="0" meta:object-count="0" meta:page-count="2" meta:paragraph-count="49" meta:word-count="194" meta:character-count="1346" meta:non-whitespace-character-count="1130"/>
  </office:meta>
</office:document-meta>
</file>